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ff6633" draw:marker-start-width="0.275cm" draw:marker-end-width="0.275cm" draw:fill="solid" draw:fill-color="#ff6633" draw:textarea-horizontal-align="justify" draw:textarea-vertical-align="middle" draw:auto-grow-height="false" fo:padding-top="0.149cm" fo:padding-bottom="0.149cm" fo:padding-left="0.274cm" fo:padding-right="0.274cm"/>
    </style:style>
    <style:style style:name="gr2" style:family="graphic" style:parent-style-name="standard">
      <style:graphic-properties draw:stroke="solid" svg:stroke-width="0.051cm" svg:stroke-color="#ff950e" draw:marker-start-width="0.276cm" draw:marker-end-width="0.276cm" draw:fill="none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579d1c" draw:marker-start-width="0.276cm" draw:marker-end-width="0.276cm" draw:fill="none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ff420e" draw:marker-start-width="0.275cm" draw:marker-end-width="0.275cm" draw:fill="none" draw:fill-color="#ff420e" draw:textarea-horizontal-align="justify" draw:textarea-vertical-align="middle" draw:auto-grow-height="false" fo:padding-top="0.149cm" fo:padding-bottom="0.149cm" fo:padding-left="0.274cm" fo:padding-right="0.274cm"/>
    </style:style>
    <style:style style:name="gr5" style:family="graphic" style:parent-style-name="standard">
      <style:graphic-properties draw:stroke="solid" svg:stroke-width="0.051cm" svg:stroke-color="#ff950e" draw:marker-start-width="0.276cm" draw:marker-end-width="0.276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579d1c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ffff" draw:marker-start-width="0.276cm" draw:marker-end-width="0.276cm" draw:fill="none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draw:shadow-opacity="60%"/>
    </style:style>
    <style:style style:name="gr10" style:family="graphic" style:parent-style-name="objectwithoutfill">
      <style:graphic-properties svg:stroke-width="0.051cm" svg:stroke-color="#ff420e" draw:marker-start-width="0.276cm" draw:marker-end="Arrowheads_20_2" draw:marker-end-width="0.376cm" draw:fill="none" draw:fill-color="#ff950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ff950e" draw:marker-start-width="0.276cm" draw:marker-end="Arrowheads_20_2" draw:marker-end-width="0.376cm" draw:fill="none" draw:fill-color="#ff950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ffffff" fo:font-size="12pt" style:font-size-asian="12pt" style:font-size-complex="12pt"/>
    </style:style>
    <style:style style:name="P2" style:family="paragraph">
      <style:paragraph-properties fo:text-align="center"/>
      <style:text-properties fo:color="#ff950e" fo:font-size="12pt" style:font-size-asian="12pt" style:font-size-complex="12pt"/>
    </style:style>
    <style:style style:name="P3" style:family="paragraph">
      <style:paragraph-properties fo:text-align="center"/>
      <style:text-properties fo:color="#579d1c" fo:font-size="12pt" style:font-size-asian="12pt" style:font-size-complex="12pt"/>
    </style:style>
    <style:style style:name="P4" style:family="paragraph">
      <style:paragraph-properties fo:text-align="center"/>
      <style:text-properties fo:color="#ff420e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579d1c" fo:font-size="12pt" style:font-size-asian="12pt" style:font-size-complex="12pt"/>
    </style:style>
    <style:style style:name="T4" style:family="text">
      <style:text-properties fo:color="#ff950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3.048cm" svg:x="4.791cm" svg:y="11.322cm">
          <text:p text:style-name="P1"><text:span text:style-name="T1">Edoovillage in </text:span></text:p>
          <text:p text:style-name="P1"><text:span text:style-name="T1">construc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3.048cm" svg:height="3.048cm" svg:x="8.591cm" svg:y="11.322cm">
          <text:p text:style-name="P2"><text:span text:style-name="T2">Ready for </text:span></text:p>
          <text:p text:style-name="P2"><text:span text:style-name="T2">first doojec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3" draw:id="id3" draw:layer="layout" svg:width="3.048cm" svg:height="3.048cm" svg:x="12.391cm" svg:y="11.322cm">
          <text:p text:style-name="P3"><text:span text:style-name="T3">Can send </text:span></text:p>
          <text:p text:style-name="P3"><text:span text:style-name="T3">all doojec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3.048cm" svg:height="3.048cm" svg:x="4.791cm" svg:y="14.922cm">
          <text:p text:style-name="P4"><text:span text:style-name="T2">Edoovillage in </text:span></text:p>
          <text:p text:style-name="P4"><text:span text:style-name="T2">construc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3.048cm" svg:height="3.048cm" svg:x="8.591cm" svg:y="14.922cm">
          <text:p text:style-name="P5"><text:span text:style-name="T1">Ready for </text:span></text:p>
          <text:p text:style-name="P5"><text:span text:style-name="T1">first doojec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3.048cm" svg:height="3.048cm" svg:x="12.391cm" svg:y="14.922cm">
          <text:p text:style-name="P3"><text:span text:style-name="T3">Can send </text:span></text:p>
          <text:p text:style-name="P3"><text:span text:style-name="T3">all doojec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3.048cm" svg:height="3.048cm" svg:x="4.791cm" svg:y="18.522cm">
          <text:p text:style-name="P4"><text:span text:style-name="T2">Edoovillage in </text:span></text:p>
          <text:p text:style-name="P4"><text:span text:style-name="T2">construc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048cm" svg:height="3.048cm" svg:x="8.591cm" svg:y="18.522cm">
          <text:p text:style-name="P2"><text:span text:style-name="T4">Ready for </text:span></text:p>
          <text:p text:style-name="P2"><text:span text:style-name="T4">first doojec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3.048cm" svg:height="3.048cm" svg:x="12.391cm" svg:y="18.522cm">
          <text:p text:style-name="P5"><text:span text:style-name="T1">Can send </text:span></text:p>
          <text:p text:style-name="P5"><text:span text:style-name="T1">all doojec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762cm" svg:height="0.762cm" svg:x="5.907cm" svg:y="11.486cm">
          <text:p/>
          <draw:enhanced-geometry svg:viewBox="0 0 21600 21600" draw:text-areas="?f0 0 ?f2 ?f5" draw:type="down-arrow" draw:modifiers="9516.08391608392 5947.552447552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762cm" svg:height="0.762cm" svg:x="9.731cm" svg:y="15.086cm">
          <text:p/>
          <draw:enhanced-geometry svg:viewBox="0 0 21600 21600" draw:text-areas="?f0 0 ?f2 ?f5" draw:type="down-arrow" draw:modifiers="9516.08391608392 5947.552447552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762cm" svg:height="0.762cm" svg:x="13.479cm" svg:y="18.714cm">
          <text:p/>
          <draw:enhanced-geometry svg:viewBox="0 0 21600 21600" draw:text-areas="?f0 0 ?f2 ?f5" draw:type="down-arrow" draw:modifiers="9516.08391608392 5947.552447552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10.287cm" svg:height="3.429cm" svg:x="4.937cm" svg:y="11.1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287cm" svg:height="3.429cm" svg:x="4.938cm" svg:y="14.7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287cm" svg:height="3.429cm" svg:x="4.939cm" svg:y="18.3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858cm" svg:height="3.81cm" svg:x="1.508cm" svg:y="14.5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858cm" svg:height="3.429cm" svg:x="11.795cm" svg:y="14.716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7.839cm" svg:y1="12.846cm" svg:x2="8.591cm" svg:y2="12.846cm" draw:start-shape="id1" draw:start-glue-point="10" draw:end-shape="id2" draw:end-glue-point="6" svg:d="m7839 12846h752" svg:viewBox="0 0 753 1">
          <text:p/>
        </draw:connector>
        <draw:connector draw:style-name="gr11" draw:text-style-name="P6" draw:layer="layout" draw:type="line" svg:x1="11.639cm" svg:y1="12.846cm" svg:x2="12.391cm" svg:y2="12.846cm" draw:start-shape="id2" draw:start-glue-point="10" draw:end-shape="id3" draw:end-glue-point="6" svg:d="m11639 12846h752" svg:viewBox="0 0 753 1">
          <text:p/>
        </draw:connector>
        <draw:custom-shape draw:style-name="gr9" draw:text-style-name="P6" draw:layer="layout" svg:width="7.159cm" svg:height="3.81cm" svg:x="8.573cm" svg:y="10.906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7.839cm" svg:y1="16.446cm" svg:x2="8.591cm" svg:y2="16.446cm" svg:d="m7839 16446h752" svg:viewBox="0 0 753 1">
          <text:p/>
        </draw:connector>
        <draw:connector draw:style-name="gr11" draw:text-style-name="P6" draw:layer="layout" draw:type="line" svg:x1="11.639cm" svg:y1="16.446cm" svg:x2="12.391cm" svg:y2="16.446cm" svg:d="m11639 16446h752" svg:viewBox="0 0 753 1">
          <text:p/>
        </draw:connector>
        <draw:connector draw:style-name="gr10" draw:text-style-name="P6" draw:layer="layout" draw:type="line" svg:x1="7.839cm" svg:y1="20.046cm" svg:x2="8.591cm" svg:y2="20.046cm" svg:d="m7839 20046h752" svg:viewBox="0 0 753 1">
          <text:p/>
        </draw:connector>
        <draw:connector draw:style-name="gr11" draw:text-style-name="P6" draw:layer="layout" draw:type="line" svg:x1="11.639cm" svg:y1="20.046cm" svg:x2="12.391cm" svg:y2="20.046cm" svg:d="m11639 20046h752" svg:viewBox="0 0 753 1">
          <text:p/>
        </draw:connector>
        <draw:custom-shape draw:style-name="gr9" draw:text-style-name="P6" draw:layer="layout" svg:width="7.493cm" svg:height="3.81cm" svg:x="4.175cm" svg:y="18.27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12:37:28</meta:creation-date>
    <dc:date>2014-08-19T14:24:17</dc:date>
    <meta:editing-duration>PT1H15M47S</meta:editing-duration>
    <meta:editing-cycles>7</meta:editing-cycles>
    <meta:generator>LibreOffice/4.0.2.2$Linux_X86_64 LibreOffice_project/400m0$Build-2</meta:generator>
    <meta:document-statistic meta:object-count="25"/>
  </office:meta>
</office:document-meta>
</file>